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5.15mm"/>
    </style:style>
    <style:style style:name="co8" style:family="table-column">
      <style:table-column-properties fo:break-before="auto" style:column-width="17.5mm"/>
    </style:style>
    <style:style style:name="co9" style:family="table-column">
      <style:table-column-properties fo:break-before="auto" style:column-width="1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2e0ae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fcc79b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f68e76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zelcast" table:style-name="ta1">
        <table:table-column table:style-name="co1" table:default-cell-style-name="ce3"/>
        <table:table-column table:style-name="co2" table:number-columns-repeated="3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70" table:default-cell-style-name="ce3"/>
        <table:table-column table:style-name="co4" table:number-columns-repeated="2" table:default-cell-style-name="ce3"/>
        <table:table-column table:style-name="co2" table:number-columns-repeated="70" table:default-cell-style-name="ce3"/>
        <table:table-column table:style-name="co4" table:default-cell-style-name="ce3"/>
        <table:table-column table:style-name="co3" table:default-cell-style-name="ce3"/>
        <table:table-column table:style-name="co2" table:number-columns-repeated="70" table:default-cell-style-name="ce3"/>
        <table:table-column table:style-name="co4" table:default-cell-style-name="ce3"/>
        <table:table-column table:style-name="co3" table:default-cell-style-name="ce3"/>
        <table:table-column table:style-name="co2" table:number-columns-repeated="70" table:default-cell-style-name="ce3"/>
        <table:table-column table:style-name="co4" table:number-columns-repeated="2" table:default-cell-style-name="ce3"/>
        <table:table-column table:style-name="co2" table:number-columns-repeated="36" table:default-cell-style-name="ce3"/>
        <table:table-column table:style-name="co5" table:number-columns-repeated="663" table:default-cell-style-name="ce3"/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Wifi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40"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34"/>
          <table:table-cell table:style-name="ce18" office:value-type="float" office:value="0.032328" calcext:value-type="float">
            <text:p>0,032328</text:p>
          </table:table-cell>
          <table:table-cell table:style-name="ce18" office:value-type="float" office:value="0.0517644" calcext:value-type="float">
            <text:p>0,0517644</text:p>
          </table:table-cell>
          <table:table-cell table:style-name="ce18" table:number-columns-repeated="70"/>
          <table:table-cell table:style-name="ce35" office:value-type="float" office:value="0.0361281" calcext:value-type="float">
            <text:p>0,0361281</text:p>
          </table:table-cell>
          <table:table-cell table:style-name="ce18" office:value-type="float" office:value="0.0403398" calcext:value-type="float">
            <text:p>0,0403398</text:p>
          </table:table-cell>
          <table:table-cell table:style-name="ce18" table:number-columns-repeated="70"/>
          <table:table-cell table:style-name="ce18" office:value-type="float" office:value="0.0415055" calcext:value-type="float">
            <text:p>0,0415055</text:p>
          </table:table-cell>
          <table:table-cell table:style-name="ce18" office:value-type="float" office:value="0.053507" calcext:value-type="float">
            <text:p>0,053507</text:p>
          </table:table-cell>
          <table:table-cell table:style-name="ce18" table:number-columns-repeated="70"/>
          <table:table-cell table:style-name="ce18" office:value-type="float" office:value="0.0734025" calcext:value-type="float">
            <text:p>0,0734025</text:p>
          </table:table-cell>
          <table:table-cell table:style-name="ce18" office:value-type="float" office:value="0.069038" calcext:value-type="float">
            <text:p>0,069038</text:p>
          </table:table-cell>
          <table:table-cell table:style-name="ce18" table:number-columns-repeated="70"/>
          <table:table-cell table:style-name="ce18" office:value-type="float" office:value="0.0894189" calcext:value-type="float">
            <text:p>0,0894189</text:p>
          </table:table-cell>
          <table:table-cell table:style-name="ce18" office:value-type="float" office:value="0.0801444" calcext:value-type="float">
            <text:p>0,0801444</text:p>
          </table:table-cell>
          <table:table-cell table:style-name="ce18" table:number-columns-repeated="36"/>
          <table:table-cell table:style-name="ce41" table:number-columns-repeated="66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Wifi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>
          <table:table-cell table:style-name="Default" table:number-columns-repeated="105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Filaire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 table:number-rows-repeated="66">
          <table:table-cell table:style-name="Default" table:number-columns-repeated="115"/>
          <table:table-cell table:number-columns-repeated="90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3"/>
        <table:table-column table:style-name="co7" table:number-columns-repeated="34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70" table:default-cell-style-name="ce3"/>
        <table:table-column table:style-name="co9" table:number-columns-repeated="2" table:default-cell-style-name="ce3"/>
        <table:table-column table:style-name="co7" table:number-columns-repeated="70" table:default-cell-style-name="ce3"/>
        <table:table-column table:style-name="co9" table:default-cell-style-name="ce3"/>
        <table:table-column table:style-name="co8" table:default-cell-style-name="ce3"/>
        <table:table-column table:style-name="co7" table:number-columns-repeated="70" table:default-cell-style-name="ce3"/>
        <table:table-column table:style-name="co9" table:default-cell-style-name="ce3"/>
        <table:table-column table:style-name="co8" table:default-cell-style-name="ce3"/>
        <table:table-column table:style-name="co7" table:number-columns-repeated="70" table:default-cell-style-name="ce3"/>
        <table:table-column table:style-name="co9" table:number-columns-repeated="2" table:default-cell-style-name="ce3"/>
        <table:table-column table:style-name="co7" table:number-columns-repeated="36" table:default-cell-style-name="ce3"/>
        <table:table-column table:style-name="co5" table:number-columns-repeated="663" table:default-cell-style-name="ce3"/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Wifi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40"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style-name="ce41" table:number-columns-repeated="663"/>
        </table:table-row>
        <table:table-row table:style-name="ro1">
          <table:table-cell table:style-name="Default" table:number-columns-repeated="105"/>
          <table:table-cell table:style-name="ce34" table:number-columns-spanned="60" table:number-rows-spanned="1"/>
          <table:covered-table-cell table:number-columns-repeated="59" table:style-name="ce34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Wifi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>
          <table:table-cell table:style-name="Default" table:number-columns-repeated="105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style-name="ce34" table:number-columns-spanned="12" table:number-rows-spanned="1"/>
          <table:covered-table-cell table:number-columns-repeated="11" table:style-name="ce34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11" office:value-type="string" calcext:value-type="string" table:number-columns-spanned="360" table:number-rows-spanned="1">
            <text:p>Filaire</text:p>
          </table:table-cell>
          <table:covered-table-cell table:style-name="ce11"/>
          <table:covered-table-cell table:number-columns-repeated="102" table:style-name="ce22"/>
          <table:covered-table-cell table:number-columns-repeated="60" table:style-name="ce34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3" office:value-type="string" calcext:value-type="string" table:number-columns-spanned="24" table:number-rows-spanned="1">
            <text:p>texte</text:p>
          </table:table-cell>
          <table:covered-table-cell table:style-name="ce13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32"/>
          <table:covered-table-cell table:number-columns-repeated="11" table:style-name="ce23"/>
          <table:table-cell table:style-name="ce32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4" office:value-type="string" calcext:value-type="string" table:number-columns-spanned="4" table:number-rows-spanned="1">
            <text:p>U</text:p>
          </table:table-cell>
          <table:covered-table-cell table:style-name="ce14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office:value-type="float" office:value="14221" calcext:value-type="float" table:number-columns-spanned="2" table:number-rows-spanned="1">
            <text:p>14221</text:p>
          </table:table-cell>
          <table:covered-table-cell table:style-name="ce21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 table:number-rows-repeated="66">
          <table:table-cell table:style-name="Default" table:number-columns-repeated="115"/>
          <table:table-cell table:number-columns-repeated="90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08:53:26.471661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29:13.508275117</meta:creation-date>
    <dc:date>2019-06-07T16:59:11.790849526</dc:date>
    <meta:editing-duration>PT2H5M33S</meta:editing-duration>
    <meta:editing-cycles>10</meta:editing-cycles>
    <meta:generator>LibreOffice/6.0.7.3$Linux_X86_64 LibreOffice_project/00m0$Build-3</meta:generator>
    <meta:document-statistic meta:table-count="2" meta:cell-count="4390" meta:object-count="0"/>
  </office:meta>
</office:document-meta>
</file>